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32251468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2.026cm" draw:shadow="hidden"/>
    </style:style>
    <style:style style:name="gr2" style:family="graphic" style:parent-style-name="standard">
      <style:graphic-properties draw:stroke="solid" svg:stroke-color="#000000" draw:fill="none" draw:fill-color="#ffffff" fo:min-height="1.721cm"/>
    </style:style>
    <style:style style:name="gr3" style:family="graphic" style:parent-style-name="standard">
      <style:graphic-properties draw:stroke="solid" svg:stroke-color="#000000" draw:fill="none" draw:fill-color="#ffffff" fo:min-height="1.721cm"/>
    </style:style>
    <style:style style:name="gr4" style:family="graphic" style:parent-style-name="standard">
      <style:graphic-properties draw:stroke="solid" svg:stroke-color="#000000" draw:fill="none" draw:fill-color="#ffffff" fo:min-height="21.7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fo:min-height="2.01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9cm" svg:height="2.276cm" svg:x="1cm" svg:y="1cm">
          <draw:text-box>
            <text:p/>
          </draw:text-box>
        </draw:frame>
        <draw:frame draw:style-name="gr2" draw:text-style-name="P2" draw:layer="layout" svg:width="12.5cm" svg:height="1.971cm" svg:x="1cm" svg:y="26.729cm">
          <draw:text-box>
            <text:p/>
          </draw:text-box>
        </draw:frame>
        <draw:frame draw:style-name="gr3" draw:text-style-name="P4" draw:layer="layout" svg:width="6cm" svg:height="1.971cm" svg:x="14cm" svg:y="26.729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6.067cm" svg:height="22cm" svg:x="15.5cm" svg:y="4cm">
          <draw:text-box>
            <text:p/>
          </draw:text-box>
        </draw:frame>
        <draw:custom-shape draw:style-name="gr5" draw:text-style-name="P6" draw:layer="layout" svg:width="14cm" svg:height="22cm" svg:x="1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9cm" svg:height="2.261cm" svg:x="1cm" svg:y="1cm">
          <draw:text-box>
            <text:p/>
          </draw:text-box>
        </draw:frame>
        <draw:frame draw:style-name="gr7" draw:text-style-name="P6" draw:layer="layout" svg:width="5.963cm" svg:height="1.348cm" svg:x="14.037cm" svg:y="27.352cm">
          <draw:image xlink:href="Pictures/10000201000000FA00000032251468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1-09-06T12:12:12</dc:date>
    <meta:editing-cycles>7</meta:editing-cycles>
    <meta:editing-duration>PT00H56M44S</meta:editing-duration>
    <dc:creator>Francois Biest</dc:cre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